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1ee1" officeooo:paragraph-rsid="001f1ee1"/>
    </style:style>
    <style:style style:name="P2" style:family="paragraph" style:parent-style-name="Standard">
      <style:text-properties officeooo:rsid="001f1ee1" officeooo:paragraph-rsid="00219c4e"/>
    </style:style>
    <style:style style:name="P3" style:family="paragraph" style:parent-style-name="Standard">
      <style:text-properties officeooo:rsid="00219c4e" officeooo:paragraph-rsid="00219c4e"/>
    </style:style>
    <style:style style:name="P4" style:family="paragraph" style:parent-style-name="Standard">
      <style:text-properties officeooo:rsid="00219c4e" officeooo:paragraph-rsid="002437e5"/>
    </style:style>
    <style:style style:name="P5" style:family="paragraph" style:parent-style-name="Standard">
      <style:text-properties officeooo:rsid="00229d50" officeooo:paragraph-rsid="00229d50"/>
    </style:style>
    <style:style style:name="P6" style:family="paragraph" style:parent-style-name="Standard">
      <style:text-properties officeooo:rsid="002437e5" officeooo:paragraph-rsid="002437e5"/>
    </style:style>
    <style:style style:name="P7" style:family="paragraph" style:parent-style-name="Standard">
      <style:text-properties officeooo:rsid="0025556b" officeooo:paragraph-rsid="0025556b"/>
    </style:style>
    <style:style style:name="T1" style:family="text">
      <style:text-properties officeooo:rsid="002555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ömerspiel → Römer gegen Germanen </text:p>
      <text:p text:style-name="P1">Art: RPG</text:p>
      <text:p text:style-name="P1">Schauplatz: Waldgirmes, Köln, Limes, Teutoburger Wald, Rom, Dünsberg,Trier</text:p>
      <text:p text:style-name="P1"/>
      <text:p text:style-name="P2">Story: </text:p>
      <text:p text:style-name="P2"/>
      <text:p text:style-name="P2">Aminius, geschichtliches Nachspielen</text:p>
      <text:p text:style-name="P3"/>
      <text:p text:style-name="P3">Charakter Aminius – auflevlen – Skillungen - Stärke, Geschick, Redekunst, schleichen, Schmiedekunst</text:p>
      <text:p text:style-name="P3"/>
      <text:p text:style-name="P7">Punkte für Erfolgreiche Aufgaben, Questabschließen</text:p>
      <text:p text:style-name="P7"/>
      <text:p text:style-name="P5">Stärke – Zweihänder, Vitalität, Traglast, Schwere Rüstung, <text:span text:style-name="T1">Langwaffen</text:span></text:p>
      <text:p text:style-name="P5">Geschick – Waffenfertigkeit, Schadenserhöhung, schnelligkeit, Verteidigung, schleichen</text:p>
      <text:p text:style-name="P5">Redekunst – Überzeugung, Einschüchterung, Handel</text:p>
      <text:p text:style-name="P6">Diplomatie - </text:p>
      <text:p text:style-name="P5">Handwerk – Schmiedekunst, Hausbau, Landwirtschaft</text:p>
      <text:p text:style-name="P5"/>
      <text:p text:style-name="P7">Langwaffenskill – Quest abschließen, wo Schlacht gegen Römer gewonnen wurde. </text:p>
      <text:p text:style-name="P7">Schwere Rüstungen – Punkte Sammeln</text:p>
      <text:p text:style-name="P1"/>
      <text:p text:style-name="P4">Handel zwischen Römer und Germanen – Waldgirmes</text:p>
      <text:p text:style-name="P4"><text:tab/><text:span text:style-name="T1">-Gefäße, Vasen, Tausch, Vieh, Getreide</text:span></text:p>
      <text:p text:style-name="P4"/>
      <text:p text:style-name="P7">Gebäude sind vorhanden</text:p>
      <text:p text:style-name="P7">Waffen unterschieliche Waffentypen </text:p>
      <text:p text:style-name="P7"><text:tab/>-Schwerter (Einhändig, Zweihändig(nur mit Skill))</text:p>
      <text:p text:style-name="P7"><text:tab/>-Äxte(einhändige, zweihändige(nur mit Skill))</text:p>
      <text:p text:style-name="P7"><text:tab/>-Schilder (kleine, große, römische)</text:p>
      <text:p text:style-name="P7"><text:tab/>-Langwaffen (Speere) (nur mit Skill)</text:p>
      <text:p text:style-name="P7"><text:tab/>-Rüstungen (leichte und schwere Rüstungen)(schwere nur mit Skill)</text:p>
      <text:p text:style-name="P1"/>
      <text:p text:style-name="P3">Stamm – Cherusker – verbündete von Rom - <text:s/>Deutschland – Halbwegs Zentral</text:p>
      <text:p text:style-name="P6">Anfang: Karte von Cheruskastamm – komisches Kinderleben – von Römern einkasiert.</text:p>
      <text:p text:style-name="P6">Soll nach Rom gehen um Diplomatie zwischen Stämmen zu erzeugen.</text:p>
      <text:p text:style-name="P6">Diplomatie funktioniert nicht, Römer unterdrücken Germanen </text:p>
      <text:p text:style-name="P6">Er merkt das es nicht so geil ist und stellt sich gegen Römer</text:p>
      <text:p text:style-name="P3">Römer haben in Köln auf den Sack bekommen</text:p>
      <text:p text:style-name="P7">Hinterlist gegen Römer. Planung und co.</text:p>
      <text:p text:style-name="P3">Finale Schlacht – Teutoburger Wald – Hermannsschlacht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2:42:03.015000000</meta:creation-date>
    <dc:date>2018-02-15T13:26:27.415000000</dc:date>
    <meta:editing-duration>PT13M41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31" meta:word-count="179" meta:character-count="1530" meta:non-whitespace-character-count="1353"/>
  </office:meta>
</office:document-meta>
</file>